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ec86" officeooo:paragraph-rsid="0015ec86"/>
    </style:style>
    <style:style style:name="P2" style:family="paragraph" style:parent-style-name="Standard">
      <style:text-properties officeooo:rsid="0015ec86" officeooo:paragraph-rsid="0015ec86"/>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 viens d'alimenter le champ Date limite validité avec la valeur 29991231 et le prospect à été intégré correctement</text:p>
      <text:p text:style-name="P1"/>
      <text:p text:style-name="P1">Cordialement,</text:p>
      <text:p text:style-name="P1"/>
      <text:p text:style-name="P1">Fiducial</text:p>
      <text:p text:style-name="P1">Julien CHEVAUSSET</text:p>
      <text:p text:style-name="P1">Chef de Projet SI Banque</text:p>
      <text:p text:style-name="P1">Système d'Information Banque</text:p>
      <text:p text:style-name="P1">38 rue sergent Michel Berthet 69009 LYON</text:p>
      <text:p text:style-name="P1">04.27.82.63.58</text:p>
      <text:p text:style-name="P1"/>
      <text:p text:style-name="P1">http://www.fiducial.fr/</text:p>
      <text:p text:style-name="P1"/>
      <text:p text:style-name="P1">-------- Message original --------</text:p>
      <text:p text:style-name="P1">Sujet: RE : BANQUE FIDUCIAL - MTR Prospect: questions sur l'alimentation</text:p>
      <text:p text:style-name="P1">De : Odile Piette &lt;Odile-Piette@sab2i.com&gt;</text:p>
      <text:p text:style-name="P1">Pour : Ghislain M Pouna &lt;Ghislain-MPOUNA@sab2i.com&gt;, Julien Chevausset &lt;julien.chevausset@fiducial.net&gt;</text:p>
      <text:p text:style-name="P1">Date : 20/05/2014 16:47</text:p>
      <text:p text:style-name="P1">&gt;</text:p>
      <text:p text:style-name="P1">&gt; Re bonjour,</text:p>
      <text:p text:style-name="P1">&gt;</text:p>
      <text:p text:style-name="P1">&gt; <text:s/></text:p>
      <text:p text:style-name="P1">&gt;</text:p>
      <text:p text:style-name="P1">&gt; Non, non.</text:p>
      <text:p text:style-name="P1">&gt;</text:p>
      <text:p text:style-name="P1">&gt; L'ano est bien en ligne 5, ce qui correspond à la seq 4.</text:p>
      <text:p text:style-name="P1">&gt;</text:p>
      <text:p text:style-name="P1">&gt; Le chargement en table oblige à renseigner les deux dates limite et début et apparemment, on a un contrôle de cohérence entre les deux qui n'a pas l'air paramétrable ; pouvez-vous refaire un essai en valorisant cette date de fin au 31122999 en attendant que je trouve une meilleure solution ?</text:p>
      <text:p text:style-name="P1">&gt;</text:p>
      <text:p text:style-name="P1">&gt; <text:s/></text:p>
      <text:p text:style-name="P1">&gt;</text:p>
      <text:p text:style-name="P1">&gt; Merci de votre retour.</text:p>
      <text:p text:style-name="P1">&gt;</text:p>
      <text:p text:style-name="P1">&gt; <text:s/></text:p>
      <text:p text:style-name="P1">&gt;</text:p>
      <text:p text:style-name="P1">&gt; Cordialement,</text:p>
      <text:p text:style-name="P1">&gt;</text:p>
      <text:p text:style-name="P1">&gt; <text:s/></text:p>
      <text:p text:style-name="P1">&gt;</text:p>
      <text:p text:style-name="P1">&gt; Odile Piette</text:p>
      <text:p text:style-name="P1">&gt; De : Ghislain M Pouna</text:p>
      <text:p text:style-name="P1">&gt; Date d'envoi : mardi 20 mai 2014 16:03</text:p>
      <text:p text:style-name="P1">&gt; À : Julien Chevausset; Odile Piette</text:p>
      <text:p text:style-name="P1">&gt; Objet : RE: BANQUE FIDUCIAL - MTR Prospect: questions sur l'alimentation</text:p>
      <text:p text:style-name="P1">&gt;</text:p>
      <text:p text:style-name="P1">&gt; Bonjour Odile,</text:p>
      <text:p text:style-name="P1">&gt;</text:p>
      <text:p text:style-name="P1">&gt; <text:s/></text:p>
      <text:p text:style-name="P1"><text:soft-page-break/>&gt;</text:p>
      <text:p text:style-name="P1">&gt; L’anomalie est sur la ligne 4 du fichier, séquence 03 pour le MTR prospect.</text:p>
      <text:p text:style-name="P1">&gt;</text:p>
      <text:p text:style-name="P1">&gt; On a essayé de trouver la zone incriminée avec Julien, mais sans succès …</text:p>
      <text:p text:style-name="P1">&gt;</text:p>
      <text:p text:style-name="P1">&gt; Je pense qu’il faut que tu vois directement avec la filière pour le code erreur BAS001</text:p>
      <text:p text:style-name="P1">&gt;</text:p>
      <text:p text:style-name="P1">&gt; <text:s/></text:p>
      <text:p text:style-name="P1">&gt;</text:p>
      <text:p text:style-name="P1">&gt; Cordialement,</text:p>
      <text:p text:style-name="P1">&gt;</text:p>
      <text:p text:style-name="P1">&gt; Ghislain M’POUNA</text:p>
      <text:p text:style-name="P1">&gt;</text:p>
      <text:p text:style-name="P1">&gt; Relation Client</text:p>
      <text:p text:style-name="P1">&gt;</text:p>
      <text:p text:style-name="P1">&gt; SAB</text:p>
      <text:p text:style-name="P1">&gt;</text:p>
      <text:p text:style-name="P1">&gt; <text:s/></text:p>
      <text:p text:style-name="P1">&gt;</text:p>
      <text:p text:style-name="P1">&gt; De : Julien Chevausset [mailto:julien.chevausset@fiducial.net]</text:p>
      <text:p text:style-name="P1">&gt; Envoyé : mardi 20 mai 2014 15:02</text:p>
      <text:p text:style-name="P1">&gt; À : Odile Piette</text:p>
      <text:p text:style-name="P1">&gt; Cc : Ghislain M Pouna; Projet-Fiducial; Jacky Tonnelier; Ludovic Brouillard; Perrine Leost; Florent Gayet; Olivier Gascoin</text:p>
      <text:p text:style-name="P1">&gt; Objet : Re: BANQUE FIDUCIAL - MTR Prospect: questions sur l'alimentation</text:p>
      <text:p text:style-name="P1">&gt;</text:p>
      <text:p text:style-name="P1">&gt; <text:s/></text:p>
      <text:p text:style-name="P1">&gt;</text:p>
      <text:p text:style-name="P1">&gt; Bonjour,</text:p>
      <text:p text:style-name="P1">&gt;</text:p>
      <text:p text:style-name="P1">&gt; Suite à la modification des valeurs*, nous avons en effet diminué fortement le nombre de contrôles bloquants</text:p>
      <text:p text:style-name="P1">&gt;</text:p>
      <text:p text:style-name="P1">&gt; Je rencontre un dernier contrôle bloquant :</text:p>
      <text:p text:style-name="P1">&gt; Seq 004 - Date de début et de fin de invalidité incompatibles</text:p>
      <text:p text:style-name="P1">&gt;</text:p>
      <text:p text:style-name="P1">&gt; En PJ, le détail</text:p>
      <text:p text:style-name="P1">&gt;</text:p>
      <text:p text:style-name="P1">&gt; *</text:p>
      <text:p text:style-name="P1">&gt; Code civilité = 005</text:p>
      <text:p text:style-name="P1">&gt; Code client = 'EINC'</text:p>
      <text:p text:style-name="P1">&gt; Code état = 'EIMR'</text:p>
      <text:p text:style-name="P1">&gt;</text:p>
      <text:p text:style-name="P1">&gt;</text:p>
      <text:p text:style-name="P1">&gt; Cordialement,</text:p>
      <text:p text:style-name="P1">&gt; <text:s/></text:p>
      <text:p text:style-name="P1">&gt; Fiducial</text:p>
      <text:p text:style-name="P1">&gt; Julien CHEVAUSSET</text:p>
      <text:p text:style-name="P1">&gt; Chef de Projet SI Banque</text:p>
      <text:p text:style-name="P1">&gt; Système d'Information Banque</text:p>
      <text:p text:style-name="P1">&gt; 38 rue sergent Michel Berthet 69009 LYON</text:p>
      <text:p text:style-name="P1">&gt; 04.27.82.63.58</text:p>
      <text:p text:style-name="P1"><text:soft-page-break/>&gt; <text:s/></text:p>
      <text:p text:style-name="P1">&gt; http://www.fiducial.fr/</text:p>
      <text:p text:style-name="P1">&gt;</text:p>
      <text:p text:style-name="P1">&gt; -------- Message original --------</text:p>
      <text:p text:style-name="P1">&gt; Sujet: BANQUE FIDUCIAL - MTR Prospect: questions sur l'alimentation</text:p>
      <text:p text:style-name="P1">&gt; De : Odile Piette &lt;Odile-Piette@sab2i.com&gt;</text:p>
      <text:p text:style-name="P1">&gt; Pour : Julien Chevausset &lt;julien.chevausset@fiducial.net&gt;</text:p>
      <text:p text:style-name="P1">&gt; Copie à : Ghislain M Pouna &lt;Ghislain-MPOUNA@sab2i.com&gt;, Projet-Fiducial &lt;Projet-Fiducial@sab2i.com&gt;, Jacky Tonnelier &lt;j.tonnelier@fiducial.fr&gt;, Ludovic Brouillard &lt;Ludovic-Brouillard@sab2i.com&gt;, Perrine Leost &lt;perrine.leost@fiducial.net&gt;, Florent Gayet &lt;Florent-Gayet@sab2i.com&gt;, Olivier Gascoin &lt;Olivier-Gascoin@sab2i.com&gt;</text:p>
      <text:p text:style-name="P1">&gt; Date : 20/05/2014 12:15</text:p>
      <text:p text:style-name="P1">&gt;</text:p>
      <text:p text:style-name="P1">&gt; <text:s text:c="4"/>Bonjour,</text:p>
      <text:p text:style-name="P1">&gt;</text:p>
      <text:p text:style-name="P1">&gt; <text:s text:c="5"/></text:p>
      <text:p text:style-name="P1">&gt;</text:p>
      <text:p text:style-name="P1">&gt; <text:s text:c="4"/>Comme indiqué dans les copies écran de la documentation que vous nous avez envoyées, le niveau de contrôle de la plupart des zones du MTR est déduit du paramétrage du code client.</text:p>
      <text:p text:style-name="P1">&gt;</text:p>
      <text:p text:style-name="P1">&gt; <text:s text:c="4"/>Or, le code client de votre MTR est invalide ; il n'existe pas dans le paramétrage.</text:p>
      <text:p text:style-name="P1">&gt;</text:p>
      <text:p text:style-name="P1">&gt; <text:s text:c="4"/>Corrigez les codes civilité, client et état de votre MTR et cela devrait passer.</text:p>
      <text:p text:style-name="P1">&gt;</text:p>
      <text:p text:style-name="P1">&gt; <text:s text:c="5"/></text:p>
      <text:p text:style-name="P1">&gt;</text:p>
      <text:p text:style-name="P1">&gt; <text:s text:c="4"/>Cordialement,</text:p>
      <text:p text:style-name="P1">&gt;</text:p>
      <text:p text:style-name="P1">&gt; <text:s text:c="5"/></text:p>
      <text:p text:style-name="P1">&gt;</text:p>
      <text:p text:style-name="P1">&gt; <text:s text:c="4"/>Odile Piette</text:p>
      <text:p text:style-name="P1">&gt;</text:p>
      <text:p text:style-name="P1">&gt; <text:s text:c="5"/></text:p>
      <text:p text:style-name="P1">&gt;</text:p>
      <text:p text:style-name="P1">&gt; <text:s text:c="4"/>De : Julien Chevausset [julien.chevausset@fiducial.net]</text:p>
      <text:p text:style-name="P1">&gt; <text:s text:c="4"/>Date d'envoi : vendredi 16 mai 2014 19:02</text:p>
      <text:p text:style-name="P1">&gt; <text:s text:c="4"/>À : Odile Piette</text:p>
      <text:p text:style-name="P1">&gt; <text:s text:c="4"/>Cc: Ghislain M Pouna; Projet-Fiducial; Jacky Tonnelier; Ludovic Brouillard; Perrine Leost; Florent Gayet</text:p>
      <text:p text:style-name="P1">&gt; <text:s text:c="4"/>Objet : Re: RE : BANQUE FIDUCIAL - MTR Prospect: questions sur l'alimentation</text:p>
      <text:p text:style-name="P1">&gt;</text:p>
      <text:p text:style-name="P1">&gt; <text:s text:c="4"/>Je vous envoie en PJ : le fichier ainsi que les contrôles fonctionnels bloquants sur SAB139I</text:p>
      <text:p text:style-name="P1">&gt;</text:p>
      <text:p text:style-name="P1">&gt; <text:s text:c="4"/>Cordialement,</text:p>
      <text:p text:style-name="P1">&gt;</text:p>
      <text:p text:style-name="P1">&gt; <text:s text:c="5"/></text:p>
      <text:p text:style-name="P1">&gt;</text:p>
      <text:p text:style-name="P1">&gt; <text:s text:c="4"/>Fiducial</text:p>
      <text:p text:style-name="P1">&gt;</text:p>
      <text:p text:style-name="P1">&gt; <text:s text:c="4"/>Julien CHEVAUSSET</text:p>
      <text:p text:style-name="P1">&gt;</text:p>
      <text:p text:style-name="P1">&gt; <text:s text:c="4"/>Chef de Projet SI Banque</text:p>
      <text:p text:style-name="P1"><text:soft-page-break/>&gt;</text:p>
      <text:p text:style-name="P1">&gt; <text:s text:c="4"/>Système d'Information Banque</text:p>
      <text:p text:style-name="P1">&gt;</text:p>
      <text:p text:style-name="P1">&gt; <text:s text:c="4"/>38 rue sergent Michel Berthet 69009 LYON</text:p>
      <text:p text:style-name="P1">&gt;</text:p>
      <text:p text:style-name="P1">&gt; <text:s text:c="4"/>04.27.82.63.58</text:p>
      <text:p text:style-name="P1">&gt;</text:p>
      <text:p text:style-name="P1">&gt; <text:s text:c="5"/></text:p>
      <text:p text:style-name="P1">&gt;</text:p>
      <text:p text:style-name="P1">&gt; <text:s text:c="4"/>http://www.fiducial.fr/</text:p>
      <text:p text:style-name="P1">&gt;</text:p>
      <text:p text:style-name="P1">&gt; <text:s text:c="4"/>-------- Message original --------</text:p>
      <text:p text:style-name="P1">&gt; <text:s text:c="4"/>Sujet: RE : BANQUE FIDUCIAL - MTR Prospect: questions sur l'alimentation</text:p>
      <text:p text:style-name="P1">&gt; <text:s text:c="4"/>De : Odile Piette &lt;Odile-Piette@sab2i.com&gt;</text:p>
      <text:p text:style-name="P1">&gt; <text:s text:c="4"/>Pour : Julien Chevausset &lt;julien.chevausset@fiducial.net&gt;, Ghislain M Pouna &lt;Ghislain-MPOUNA@sab2i.com&gt;</text:p>
      <text:p text:style-name="P1">&gt; <text:s text:c="4"/>Copie à : Projet-Fiducial &lt;Projet-Fiducial@sab2i.com&gt;, Jacky Tonnelier &lt;j.tonnelier@fiducial.fr&gt;, Ludovic Brouillard &lt;Ludovic-Brouillard@sab2i.com&gt;, Perrine Leost &lt;perrine.leost@fiducial.net&gt;, Florent Gayet &lt;Florent-Gayet@sab2i.com&gt;</text:p>
      <text:p text:style-name="P1">&gt; <text:s text:c="4"/>Date : 16/05/2014 18:22</text:p>
      <text:p text:style-name="P1">&gt;</text:p>
      <text:p text:style-name="P1">&gt; <text:s text:c="8"/>Bonjour,</text:p>
      <text:p text:style-name="P1">&gt;</text:p>
      <text:p text:style-name="P1">&gt; <text:s text:c="9"/></text:p>
      <text:p text:style-name="P1">&gt;</text:p>
      <text:p text:style-name="P1">&gt; <text:s text:c="8"/>Pouvez-vous m'envoyer le fichier prospect pour lequel vous rencontrez ces anomalies bloquantes ?</text:p>
      <text:p text:style-name="P1">&gt;</text:p>
      <text:p text:style-name="P1">&gt; <text:s text:c="9"/></text:p>
      <text:p text:style-name="P1">&gt;</text:p>
      <text:p text:style-name="P1">&gt; <text:s text:c="8"/>Merci de votre retour.</text:p>
      <text:p text:style-name="P1">&gt;</text:p>
      <text:p text:style-name="P1">&gt; <text:s text:c="9"/></text:p>
      <text:p text:style-name="P1">&gt;</text:p>
      <text:p text:style-name="P1">&gt; <text:s text:c="8"/>Cordialement,</text:p>
      <text:p text:style-name="P1">&gt;</text:p>
      <text:p text:style-name="P1">&gt; <text:s text:c="9"/></text:p>
      <text:p text:style-name="P1">&gt;</text:p>
      <text:p text:style-name="P1">&gt; <text:s text:c="8"/>Odile Piette</text:p>
      <text:p text:style-name="P1">&gt;</text:p>
      <text:p text:style-name="P1">&gt; <text:s text:c="8"/>De : Julien Chevausset [julien.chevausset@fiducial.net]</text:p>
      <text:p text:style-name="P1">&gt; <text:s text:c="8"/>Date d'envoi : vendredi 16 mai 2014 10:56</text:p>
      <text:p text:style-name="P1">&gt; <text:s text:c="8"/>À : Ghislain M Pouna; Odile Piette</text:p>
      <text:p text:style-name="P1">&gt; <text:s text:c="8"/>Cc: Projet-Fiducial; Jacky Tonnelier; Ludovic Brouillard; Perrine Leost; Florent Gayet</text:p>
      <text:p text:style-name="P1">&gt; <text:s text:c="8"/>Objet : Re: BANQUE FIDUCIAL - MTR Prospect: questions sur l'alimentation</text:p>
      <text:p text:style-name="P1">&gt;</text:p>
      <text:p text:style-name="P1">&gt; <text:s text:c="8"/>Bonjour,</text:p>
      <text:p text:style-name="P1">&gt;</text:p>
      <text:p text:style-name="P1">&gt; <text:s text:c="8"/>Sur le sujet Prospect,</text:p>
      <text:p text:style-name="P1">&gt; <text:s text:c="8"/>La correction sur l'alimentation de certaines dates (avec la valeur 00000000) a été apportée et validée en début de semaine</text:p>
      <text:p text:style-name="P1">&gt; <text:s text:c="8"/>-&gt; J'ai pu intégrer un fichier Prospect en automatique</text:p>
      <text:p text:style-name="P1"><text:soft-page-break/>&gt;</text:p>
      <text:p text:style-name="P1">&gt; <text:s text:c="8"/>Je rencontre par contre toujours les contrôles bloquants à tord sur certaines données pour un prospect, indiquées non obligatoire dans les specs SAB du connecteur. Voici la liste exhaustive :</text:p>
      <text:p text:style-name="P1">&gt; <text:s text:c="8"/>- (ok pour le contrôle seq02 mais pas pour les autres seq) Code état</text:p>
      <text:p text:style-name="P1">&gt; <text:s text:c="8"/>- (seq01) Date de naissance</text:p>
      <text:p text:style-name="P1">&gt; <text:s text:c="8"/>- (seq01) Titre de politesse</text:p>
      <text:p text:style-name="P1">&gt; <text:s text:c="8"/>- (seq02) <text:s/>Date entrée au pays &amp; Date de sortie du pays</text:p>
      <text:p text:style-name="P1">&gt; <text:s text:c="8"/>- (seq02) <text:s/>Situation familiale</text:p>
      <text:p text:style-name="P1">&gt; <text:s text:c="8"/>- (seq02) <text:s/>Date de situation</text:p>
      <text:p text:style-name="P1">&gt; <text:s text:c="8"/>- (seq02) <text:s/>Pièce d’identité</text:p>
      <text:p text:style-name="P1">&gt; <text:s text:c="8"/>- (seq02) <text:s/>Numéro Pièce d’identité</text:p>
      <text:p text:style-name="P1">&gt; <text:s text:c="8"/>- (seq02) <text:s/>Classe de sécurité</text:p>
      <text:p text:style-name="P1">&gt; <text:s text:c="8"/>- (seq03) <text:s/>Code pays de naissance</text:p>
      <text:p text:style-name="P1">&gt; <text:s text:c="8"/>- (seq03) <text:s/>Code responsable</text:p>
      <text:p text:style-name="P1">&gt; <text:s text:c="8"/>- (seq03) <text:s/>Produits /Prestation</text:p>
      <text:p text:style-name="P1">&gt; <text:s text:c="8"/>- (seq03) <text:s/>Date occupation habitat</text:p>
      <text:p text:style-name="P1">&gt; <text:s text:c="8"/>- (seq03) <text:s/>Date entrée chez employeur</text:p>
      <text:p text:style-name="P1">&gt; <text:s text:c="8"/>- (seq03) <text:s/>Date de prochain bilan</text:p>
      <text:p text:style-name="P1">&gt; <text:s text:c="8"/>- (seq03) <text:s/>Mode habitation</text:p>
      <text:p text:style-name="P1">&gt; <text:s text:c="8"/>- (seq03) <text:s/>Code profession</text:p>
      <text:p text:style-name="P1">&gt; <text:s text:c="8"/>- (seq03) <text:s/>Salarié de nuit</text:p>
      <text:p text:style-name="P1">&gt; <text:s text:c="8"/>- (seq03) <text:s/>Salaire domicilié</text:p>
      <text:p text:style-name="P1">&gt; <text:s text:c="8"/>- (seq03) <text:s/>Contrat de travail</text:p>
      <text:p text:style-name="P1">&gt; <text:s text:c="8"/>- (seq03) Business line</text:p>
      <text:p text:style-name="P1">&gt; <text:s text:c="8"/>- (seq04) Date limite validité</text:p>
      <text:p text:style-name="P1">&gt; <text:s text:c="8"/>- (seq04) Date début validité</text:p>
      <text:p text:style-name="P1">&gt;</text:p>
      <text:p text:style-name="P1">&gt; <text:s text:c="8"/>Il s'agit de la dernière ligne droite pour finaliser le sujet et tenir la date annoncée du 02/06 pour une mep</text:p>
      <text:p text:style-name="P1">&gt; <text:s text:c="8"/>Pourriez-vous m'indiquer comment désactiver ces contrôles comme demandé le 30/04 par mail ?</text:p>
      <text:p text:style-name="P1">&gt;</text:p>
      <text:p text:style-name="P1">&gt; <text:s text:c="8"/>Merci par avance,</text:p>
      <text:p text:style-name="P1">&gt;</text:p>
      <text:p text:style-name="P1">&gt; <text:s text:c="8"/>Cordialement,</text:p>
      <text:p text:style-name="P1">&gt;</text:p>
      <text:p text:style-name="P1">&gt; <text:s text:c="9"/></text:p>
      <text:p text:style-name="P1">&gt;</text:p>
      <text:p text:style-name="P1">&gt; <text:s text:c="8"/>Fiducial</text:p>
      <text:p text:style-name="P1">&gt;</text:p>
      <text:p text:style-name="P1">&gt; <text:s text:c="8"/>Julien CHEVAUSSET</text:p>
      <text:p text:style-name="P1">&gt;</text:p>
      <text:p text:style-name="P1">&gt; <text:s text:c="8"/>Chef de Projet SI Banque</text:p>
      <text:p text:style-name="P1">&gt;</text:p>
      <text:p text:style-name="P1">&gt; <text:s text:c="8"/>Système d'Information Banque</text:p>
      <text:p text:style-name="P1">&gt;</text:p>
      <text:p text:style-name="P1">&gt; <text:s text:c="8"/>38 rue sergent Michel Berthet 69009 LYON</text:p>
      <text:p text:style-name="P1">&gt;</text:p>
      <text:p text:style-name="P1">&gt; <text:s text:c="8"/>04.27.82.63.58</text:p>
      <text:p text:style-name="P1">&gt;</text:p>
      <text:p text:style-name="P1">&gt; <text:s text:c="9"/></text:p>
      <text:p text:style-name="P1">&gt;</text:p>
      <text:p text:style-name="P1"><text:soft-page-break/>&gt; <text:s text:c="8"/>http://www.fiducial.fr/</text:p>
      <text:p text:style-name="P1">&gt;</text:p>
      <text:p text:style-name="P1">&gt; <text:s text:c="8"/>-------- Message original --------</text:p>
      <text:p text:style-name="P1">&gt; <text:s text:c="8"/>Sujet: BANQUE FIDUCIAL - MTR Prospect: questions sur l'alimentation</text:p>
      <text:p text:style-name="P1">&gt; <text:s text:c="8"/>De : Ghislain M Pouna &lt;Ghislain-MPOUNA@sab2i.com&gt;</text:p>
      <text:p text:style-name="P1">&gt; <text:s text:c="8"/>Pour : Odile Piette &lt;Odile-Piette@sab2i.com&gt;</text:p>
      <text:p text:style-name="P1">&gt; <text:s text:c="8"/>Copie à : Projet-Fiducial &lt;Projet-Fiducial@sab2i.com&gt;, "Julien.chevausset@fiducial.net" &lt;Julien.chevausset@fiducial.net&gt;</text:p>
      <text:p text:style-name="P1">&gt; <text:s text:c="8"/>Date : 30/04/2014 11:23</text:p>
      <text:p text:style-name="P1">&gt;</text:p>
      <text:p text:style-name="P1">&gt; <text:s text:c="12"/>Bonjour Odile,</text:p>
      <text:p text:style-name="P1">&gt;</text:p>
      <text:p text:style-name="P1">&gt; <text:s text:c="13"/></text:p>
      <text:p text:style-name="P1">&gt;</text:p>
      <text:p text:style-name="P1">&gt; <text:s text:c="12"/>Sur le flux FIDUCIAL, lors de l’intégration dans SAB, les zones ci-dessous ressortent en anomalie :</text:p>
      <text:p text:style-name="P1">&gt;</text:p>
      <text:p text:style-name="P1">&gt; <text:s text:c="12"/>Comment peut-on désactiver leur contrôle dans le flux ?</text:p>
      <text:p text:style-name="P1">&gt;</text:p>
      <text:p text:style-name="P1">&gt; <text:s text:c="12"/>Elles sont topées comme non obligatoires dans le paramétrage des codes clients.</text:p>
      <text:p text:style-name="P1"/>
      <text:p text:style-name="P1"/>
      <text:p text:style-name="P1"><draw:frame draw:style-name="fr1" draw:name="Objet1" text:anchor-type="paragraph" svg:width="20.574cm" svg:height="29.7cm"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4.2.4.2$Windows_x86 LibreOffice_project/63150712c6d317d27ce2db16eb94c2f3d7b699f8</meta:generator>
    <dc:date>2016-04-26T16:24:07.022000000</dc:date>
    <meta:document-statistic meta:table-count="0" meta:image-count="0" meta:object-count="1" meta:page-count="7" meta:paragraph-count="255" meta:word-count="1220" meta:character-count="7815" meta:non-whitespace-character-count="611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9cm"/>
    </style:style>
    <style:style style:name="co2" style:family="table-column">
      <style:table-column-properties fo:break-before="auto" style:column-width="1.332cm"/>
    </style:style>
    <style:style style:name="co3" style:family="table-column">
      <style:table-column-properties fo:break-before="auto" style:column-width="1.138cm"/>
    </style:style>
    <style:style style:name="co4" style:family="table-column">
      <style:table-column-properties fo:break-before="auto" style:column-width="0.78cm"/>
    </style:style>
    <style:style style:name="co5" style:family="table-column">
      <style:table-column-properties fo:break-before="auto" style:column-width="7.387cm"/>
    </style:style>
    <style:style style:name="co6" style:family="table-column">
      <style:table-column-properties fo:break-before="auto" style:column-width="8.585cm"/>
    </style:style>
    <style:style style:name="co7" style:family="table-column">
      <style:table-column-properties fo:break-before="auto" style:column-width="10.151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871cm" fo:break-before="auto" style:use-optimal-row-height="true"/>
    </style:style>
    <style:style style:name="ro4" style:family="table-row">
      <style:table-row-properties style:row-height="0.993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0.5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bottom"/>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no-wrap"/>
      <style:text-properties style:text-position=""/>
    </style:style>
    <style:style style:name="ce6" style:family="table-cell" style:parent-style-name="Default">
      <style:table-cell-properties fo:wrap-option="wrap" style:vertical-align="bottom"/>
      <style:text-properties style:use-window-font-color="true" style:text-outline="false" style:text-line-through-style="none" style:text-line-through-type="none" style:text-positio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vertical-align="to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bottom"/>
      <style:paragraph-properties fo:text-align="center"/>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bottom"/>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no-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style>
    <style:style style:name="ce15" style:family="table-cell" style:parent-style-name="Default">
      <style:table-cell-properties fo:wrap-option="wrap" style:vertical-align="bottom"/>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vertical-align="to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bottom"/>
      <style:paragraph-properties fo:text-align="center"/>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4 - Données du connecteur Création Clien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40">
          <table:table-cell table:number-columns-repeated="7"/>
        </table:table-row>
        <table:table-row table:style-name="ro2">
          <table:table-cell table:style-name="ce10" office:value-type="string" calcext:value-type="string" table:number-columns-spanned="7" table:number-rows-spanned="1">
            <text:p>1 – Prospects :</text:p>
          </table:table-cell>
          <table:covered-table-cell table:number-columns-repeated="6"/>
        </table:table-row>
        <table:table-row table:style-name="ro2">
          <table:table-cell table:style-name="ce10" office:value-type="string" calcext:value-type="string" table:number-columns-spanned="7" table:number-rows-spanned="1">
            <text:p> </text:p>
          </table:table-cell>
          <table:covered-table-cell table:number-columns-repeated="6"/>
        </table:table-row>
        <table:table-row table:style-name="ro2">
          <table:table-cell table:style-name="ce10" office:value-type="string" calcext:value-type="string" table:number-columns-spanned="7" table:number-rows-spanned="1">
            <text:p>Liste des corrections à apporter à tous les enregistrements Prospects :</text:p>
          </table:table-cell>
          <table:covered-table-cell table:number-columns-repeated="6"/>
        </table:table-row>
        <table:table-row table:style-name="ro2">
          <table:table-cell table:style-name="ce10" office:value-type="string" calcext:value-type="string" table:number-columns-spanned="7" table:number-rows-spanned="1">
            <text:p>  </text:p>
          </table:table-cell>
          <table:covered-table-cell table:number-columns-repeated="6"/>
        </table:table-row>
        <table:table-row table:style-name="ro2">
          <table:table-cell table:style-name="ce11" office:value-type="string" calcext:value-type="string">
            <text:p> </text:p>
          </table:table-cell>
          <table:table-cell table:style-name="ce15" office:value-type="string" calcext:value-type="string">
            <text:p>De</text:p>
          </table:table-cell>
          <table:table-cell table:style-name="ce15" office:value-type="string" calcext:value-type="string">
            <text:p>A</text:p>
          </table:table-cell>
          <table:table-cell table:style-name="ce15" office:value-type="string" calcext:value-type="string">
            <text:p>Lg</text:p>
          </table:table-cell>
          <table:table-cell table:style-name="ce15" office:value-type="string" calcext:value-type="string">
            <text:p>Ty</text:p>
          </table:table-cell>
          <table:table-cell table:style-name="ce15" office:value-type="string" calcext:value-type="string">
            <text:p>Description</text:p>
          </table:table-cell>
          <table:table-cell table:style-name="ce15" office:value-type="string" calcext:value-type="string">
            <text:p>Valorisation</text:p>
          </table:table-cell>
        </table:table-row>
        <table:table-row table:style-name="ro3">
          <table:table-cell table:style-name="ce10" office:value-type="string" calcext:value-type="string" table:number-columns-spanned="1" table:number-rows-spanned="3">
            <text:p>Partie En-tête</text:p>
          </table:table-cell>
          <table:table-cell table:style-name="ce16" office:value-type="float" office:value="22" calcext:value-type="float">
            <text:p>22</text:p>
          </table:table-cell>
          <table:table-cell table:style-name="ce16" office:value-type="float" office:value="28" calcext:value-type="float">
            <text:p>28</text:p>
          </table:table-cell>
          <table:table-cell table:style-name="ce16" office:value-type="float" office:value="7" calcext:value-type="float">
            <text:p>7</text:p>
          </table:table-cell>
          <table:table-cell table:style-name="ce16" office:value-type="string" calcext:value-type="string">
            <text:p>A</text:p>
          </table:table-cell>
          <table:table-cell table:style-name="ce17" office:value-type="string" calcext:value-type="string">
            <text:p>Numéro de message dans la transaction</text:p>
          </table:table-cell>
          <table:table-cell table:style-name="ce17" office:value-type="string" calcext:value-type="string">
            <text:p>Actuellement : valorisé avec 0000001 pour tous les enregistrements</text:p>
            <text:p>A mettre en place :  incrémenter de 1 jusqu'au dernier enregistrement quelque soit le client et la séquence</text:p>
          </table:table-cell>
        </table:table-row>
        <table:table-row table:style-name="ro4">
          <table:covered-table-cell/>
          <table:table-cell table:style-name="ce16" office:value-type="float" office:value="29" calcext:value-type="float">
            <text:p>29</text:p>
          </table:table-cell>
          <table:table-cell table:style-name="ce16" office:value-type="float" office:value="30" calcext:value-type="float">
            <text:p>30</text:p>
          </table:table-cell>
          <table:table-cell table:style-name="ce16" office:value-type="float" office:value="2" calcext:value-type="float">
            <text:p>2</text:p>
          </table:table-cell>
          <table:table-cell table:style-name="ce16" office:value-type="string" calcext:value-type="string">
            <text:p>A</text:p>
          </table:table-cell>
          <table:table-cell table:style-name="ce17" office:value-type="string" calcext:value-type="string">
            <text:p>Séquence du message</text:p>
          </table:table-cell>
          <table:table-cell table:style-name="ce17" office:value-type="string" calcext:value-type="string">
            <text:p>Actuellement : Incrémenté par client 01 à xx</text:p>
            <text:p>A mettre en place : toujours à 01</text:p>
          </table:table-cell>
        </table:table-row>
        <table:table-row table:style-name="ro4">
          <table:covered-table-cell/>
          <table:table-cell table:style-name="ce16" office:value-type="float" office:value="297" calcext:value-type="float">
            <text:p>297</text:p>
          </table:table-cell>
          <table:table-cell table:style-name="ce16" office:value-type="float" office:value="300" calcext:value-type="float">
            <text:p>300</text:p>
          </table:table-cell>
          <table:table-cell table:style-name="ce16" office:value-type="float" office:value="3" calcext:value-type="float">
            <text:p>3</text:p>
          </table:table-cell>
          <table:table-cell table:style-name="ce16" office:value-type="string" calcext:value-type="string">
            <text:p>A</text:p>
          </table:table-cell>
          <table:table-cell table:style-name="ce17" office:value-type="string" calcext:value-type="string">
            <text:p>version Message Transaction ou connecteur</text:p>
          </table:table-cell>
          <table:table-cell table:style-name="ce17" office:value-type="string" calcext:value-type="string">
            <text:p>Actuellement : Pas alimenté</text:p>
            <text:p>A mettre en place : toujours à 007</text:p>
          </table:table-cell>
        </table:table-row>
        <table:table-row table:style-name="ro5">
          <table:table-cell table:style-name="ce11" office:value-type="string" calcext:value-type="string">
            <text:p>Seq 01</text:p>
          </table:table-cell>
          <table:table-cell table:style-name="ce16" office:value-type="float" office:value="380" calcext:value-type="float">
            <text:p>380</text:p>
          </table:table-cell>
          <table:table-cell table:style-name="ce16" office:value-type="float" office:value="392" calcext:value-type="float">
            <text:p>392</text:p>
          </table:table-cell>
          <table:table-cell table:style-name="ce16" office:value-type="float" office:value="12" calcext:value-type="float">
            <text:p>12</text:p>
          </table:table-cell>
          <table:table-cell table:style-name="ce16" office:value-type="string" calcext:value-type="string">
            <text:p>A</text:p>
          </table:table-cell>
          <table:table-cell table:style-name="ce17" office:value-type="string" calcext:value-type="string">
            <text:p>Sigle usuel</text:p>
          </table:table-cell>
          <table:table-cell table:style-name="ce11" office:value-type="string" calcext:value-type="string">
            <text:p>Actuellement : champ sur 16</text:p>
            <text:p>A mettre en place : champ sur 12</text:p>
          </table:table-cell>
        </table:table-row>
        <table:table-row table:style-name="ro5">
          <table:table-cell table:style-name="ce11" office:value-type="string" calcext:value-type="string">
            <text:p>Seq 01</text:p>
          </table:table-cell>
          <table:table-cell table:style-name="ce16" office:value-type="float" office:value="551" calcext:value-type="float">
            <text:p>551</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de naissance</text:p>
          </table:table-cell>
          <table:table-cell table:style-name="ce11" office:value-type="string" calcext:value-type="string">
            <text:p>Actuellement : Alimentée à vide</text:p>
            <text:p>A mettre en place : Alimentée avec des 0</text:p>
          </table:table-cell>
        </table:table-row>
        <table:table-row table:style-name="ro2">
          <table:table-cell table:style-name="ce11" office:value-type="string" calcext:value-type="string">
            <text:p>Seq 02</text:p>
          </table:table-cell>
          <table:table-cell table:style-name="ce16" office:value-type="float" office:value="374" calcext:value-type="float">
            <text:p>374</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entrée au pays</text:p>
          </table:table-cell>
          <table:table-cell table:style-name="ce18" office:value-type="string" calcext:value-type="string">
            <text:p>//</text:p>
          </table:table-cell>
        </table:table-row>
        <table:table-row table:style-name="ro2">
          <table:table-cell table:style-name="ce11" office:value-type="string" calcext:value-type="string">
            <text:p>Seq 02</text:p>
          </table:table-cell>
          <table:table-cell table:style-name="ce16" office:value-type="float" office:value="382" calcext:value-type="float">
            <text:p>382</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sortie du pays</text:p>
          </table:table-cell>
          <table:table-cell table:style-name="ce18" office:value-type="string" calcext:value-type="string">
            <text:p>//</text:p>
          </table:table-cell>
        </table:table-row>
        <table:table-row table:style-name="ro2">
          <table:table-cell table:style-name="ce11" office:value-type="string" calcext:value-type="string">
            <text:p>Seq 02</text:p>
          </table:table-cell>
          <table:table-cell table:style-name="ce16" office:value-type="float" office:value="463" calcext:value-type="float">
            <text:p>463</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de situation</text:p>
          </table:table-cell>
          <table:table-cell table:style-name="ce18" office:value-type="string" calcext:value-type="string">
            <text:p>//</text:p>
          </table:table-cell>
        </table:table-row>
        <table:table-row table:style-name="ro2">
          <table:table-cell table:style-name="ce11" office:value-type="string" calcext:value-type="string">
            <text:p>Seq 02</text:p>
          </table:table-cell>
          <table:table-cell table:style-name="ce16" office:value-type="float" office:value="523" calcext:value-type="float">
            <text:p>523</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limite interdit chéquier</text:p>
          </table:table-cell>
          <table:table-cell table:style-name="ce18" office:value-type="string" calcext:value-type="string">
            <text:p>//</text:p>
          </table:table-cell>
        </table:table-row>
        <table:table-row table:style-name="ro2">
          <table:table-cell table:style-name="ce11" office:value-type="string" calcext:value-type="string">
            <text:p>Seq 02</text:p>
          </table:table-cell>
          <table:table-cell table:style-name="ce16" office:value-type="float" office:value="592" calcext:value-type="float">
            <text:p>592</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de modification du capital</text:p>
          </table:table-cell>
          <table:table-cell table:style-name="ce18" office:value-type="string" calcext:value-type="string">
            <text:p>//</text:p>
          </table:table-cell>
        </table:table-row>
        <table:table-row table:style-name="ro2">
          <table:table-cell table:style-name="ce11" office:value-type="string" calcext:value-type="string">
            <text:p>Seq 02</text:p>
          </table:table-cell>
          <table:table-cell table:style-name="ce16" office:value-type="float" office:value="600" calcext:value-type="float">
            <text:p>600</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création entreprise</text:p>
          </table:table-cell>
          <table:table-cell table:style-name="ce18" office:value-type="string" calcext:value-type="string">
            <text:p>//</text:p>
          </table:table-cell>
        </table:table-row>
        <table:table-row table:style-name="ro2">
          <table:table-cell table:style-name="ce11" office:value-type="string" calcext:value-type="string">
            <text:p>Seq 02</text:p>
          </table:table-cell>
          <table:table-cell table:style-name="ce16" office:value-type="float" office:value="608" calcext:value-type="float">
            <text:p>608</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fin d’existence</text:p>
          </table:table-cell>
          <table:table-cell table:style-name="ce18" office:value-type="string" calcext:value-type="string">
            <text:p>//</text:p>
          </table:table-cell>
        </table:table-row>
        <table:table-row table:style-name="ro2">
          <table:table-cell table:style-name="ce11" office:value-type="string" calcext:value-type="string">
            <text:p>Seq 02</text:p>
          </table:table-cell>
          <table:table-cell table:style-name="ce16" office:value-type="float" office:value="621" calcext:value-type="float">
            <text:p>621</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de décès</text:p>
          </table:table-cell>
          <table:table-cell table:style-name="ce18" office:value-type="string" calcext:value-type="string">
            <text:p>//</text:p>
          </table:table-cell>
        </table:table-row>
        <table:table-row table:style-name="ro2">
          <table:table-cell table:style-name="ce11" office:value-type="string" calcext:value-type="string">
            <text:p>Seq 03</text:p>
          </table:table-cell>
          <table:table-cell table:style-name="ce16" office:value-type="float" office:value="415" calcext:value-type="float">
            <text:p>415</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occupation habitat</text:p>
          </table:table-cell>
          <table:table-cell table:style-name="ce18" office:value-type="string" calcext:value-type="string">
            <text:p>//</text:p>
          </table:table-cell>
        </table:table-row>
        <table:table-row table:style-name="ro2">
          <table:table-cell table:style-name="ce11" office:value-type="string" calcext:value-type="string">
            <text:p>Seq 03</text:p>
          </table:table-cell>
          <table:table-cell table:style-name="ce16" office:value-type="float" office:value="426" calcext:value-type="float">
            <text:p>426</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entrée chez employeur</text:p>
          </table:table-cell>
          <table:table-cell table:style-name="ce18" office:value-type="string" calcext:value-type="string">
            <text:p>//</text:p>
          </table:table-cell>
        </table:table-row>
        <table:table-row table:style-name="ro2">
          <table:table-cell table:style-name="ce11" office:value-type="string" calcext:value-type="string">
            <text:p>Seq 03</text:p>
          </table:table-cell>
          <table:table-cell table:style-name="ce16" office:value-type="float" office:value="477" calcext:value-type="float">
            <text:p>477</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cotation</text:p>
          </table:table-cell>
          <table:table-cell table:style-name="ce18" office:value-type="string" calcext:value-type="string">
            <text:p>//</text:p>
          </table:table-cell>
        </table:table-row>
        <table:table-row table:style-name="ro2">
          <table:table-cell table:style-name="ce11" office:value-type="string" calcext:value-type="string">
            <text:p>Seq 03</text:p>
          </table:table-cell>
          <table:table-cell table:style-name="ce16" office:value-type="float" office:value="490" calcext:value-type="float">
            <text:p>490</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prochain bilan</text:p>
          </table:table-cell>
          <table:table-cell table:style-name="ce18" office:value-type="string" calcext:value-type="string">
            <text:p>//</text:p>
          </table:table-cell>
        </table:table-row>
        <table:table-row table:style-name="ro2">
          <table:table-cell table:style-name="ce11" office:value-type="string" calcext:value-type="string">
            <text:p>Seq 03</text:p>
          </table:table-cell>
          <table:table-cell table:style-name="ce16" office:value-type="float" office:value="542" calcext:value-type="float">
            <text:p>542</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fin contrat</text:p>
          </table:table-cell>
          <table:table-cell table:style-name="ce18" office:value-type="string" calcext:value-type="string">
            <text:p>//</text:p>
          </table:table-cell>
        </table:table-row>
        <table:table-row table:style-name="ro2">
          <table:table-cell table:style-name="ce11" office:value-type="string" calcext:value-type="string">
            <text:p>Seq 03</text:p>
          </table:table-cell>
          <table:table-cell table:style-name="ce16" office:value-type="float" office:value="568" calcext:value-type="float">
            <text:p>568</text:p>
          </table:table-cell>
          <table:table-cell table:style-name="ce11" office:value-type="string" calcext:value-type="string">
            <text:p> </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chg statut</text:p>
          </table:table-cell>
          <table:table-cell table:style-name="ce18" office:value-type="string" calcext:value-type="string">
            <text:p>//</text:p>
          </table:table-cell>
        </table:table-row>
        <table:table-row table:style-name="ro2">
          <table:table-cell table:style-name="ce11" office:value-type="string" calcext:value-type="string">
            <text:p>Seq 20</text:p>
          </table:table-cell>
          <table:table-cell table:style-name="ce16" office:value-type="float" office:value="374" calcext:value-type="float">
            <text:p>374</text:p>
          </table:table-cell>
          <table:table-cell table:style-name="ce16" office:value-type="float" office:value="382" calcext:value-type="float">
            <text:p>382</text:p>
          </table:table-cell>
          <table:table-cell table:style-name="ce16" office:value-type="float" office:value="8" calcext:value-type="float">
            <text:p>8</text:p>
          </table:table-cell>
          <table:table-cell table:style-name="ce16" office:value-type="string" calcext:value-type="string">
            <text:p>N</text:p>
          </table:table-cell>
          <table:table-cell table:style-name="ce17" office:value-type="string" calcext:value-type="string">
            <text:p>Date Entrée en relation</text:p>
          </table:table-cell>
          <table:table-cell table:style-name="ce17" office:value-type="string" calcext:value-type="string">
            <text:p>A alimenter avec la date de traitement</text:p>
          </table:table-cell>
        </table:table-row>
        <table:table-row table:style-name="ro1" table:number-rows-repeated="4">
          <table:table-cell table:number-columns-repeated="7"/>
        </table:table-row>
        <table:table-row table:style-name="ro6">
          <table:table-cell table:style-name="ce12"/>
          <table:table-cell table:number-columns-repeated="6"/>
        </table:table-row>
        <table:table-row table:style-name="ro6">
          <table:table-cell table:style-name="ce13" office:value-type="string" calcext:value-type="string">
            <text:p>Suite à la modification des valeurs*, nous avons en effet diminué fortement le nombre de contrôles bloquants</text:p>
          </table:table-cell>
          <table:table-cell table:style-name="ce14" table:number-columns-repeated="5"/>
          <table:table-cell/>
        </table:table-row>
        <table:table-row table:style-name="ro6">
          <table:table-cell table:style-name="ce13" office:value-type="string" calcext:value-type="string">
            <text:p>Je rencontre un dernier contrôle bloquant :</text:p>
          </table:table-cell>
          <table:table-cell table:style-name="ce14" table:number-columns-repeated="5"/>
          <table:table-cell/>
        </table:table-row>
        <table:table-row table:style-name="ro6">
          <table:table-cell table:style-name="ce13" office:value-type="string" calcext:value-type="string">
            <text:p>Seq 004 - Date de début et de fin de invalidité incompatibles</text:p>
          </table:table-cell>
          <table:table-cell table:style-name="ce14" table:number-columns-repeated="5"/>
          <table:table-cell/>
        </table:table-row>
        <table:table-row table:style-name="ro6">
          <table:table-cell table:style-name="ce13"/>
          <table:table-cell table:style-name="ce14" table:number-columns-repeated="5"/>
          <table:table-cell/>
        </table:table-row>
        <table:table-row table:style-name="ro6">
          <table:table-cell table:style-name="ce13" office:value-type="string" calcext:value-type="string">
            <text:p>En PJ, le détail</text:p>
          </table:table-cell>
          <table:table-cell table:style-name="ce14" table:number-columns-repeated="5"/>
          <table:table-cell/>
        </table:table-row>
        <table:table-row table:style-name="ro6">
          <table:table-cell table:style-name="ce13"/>
          <table:table-cell table:style-name="ce14" table:number-columns-repeated="5"/>
          <table:table-cell/>
        </table:table-row>
        <table:table-row table:style-name="ro6">
          <table:table-cell table:style-name="ce13" office:value-type="string" calcext:value-type="string">
            <text:p>* </text:p>
          </table:table-cell>
          <table:table-cell table:style-name="ce14" table:number-columns-repeated="5"/>
          <table:table-cell/>
        </table:table-row>
        <table:table-row table:style-name="ro6">
          <table:table-cell table:style-name="ce13" office:value-type="string" calcext:value-type="string">
            <text:p>Code civilité = 005</text:p>
          </table:table-cell>
          <table:table-cell table:style-name="ce14" table:number-columns-repeated="5"/>
          <table:table-cell/>
        </table:table-row>
        <table:table-row table:style-name="ro6">
          <table:table-cell table:style-name="ce13" office:value-type="string" calcext:value-type="string">
            <text:p>Code client = 'EINC'</text:p>
          </table:table-cell>
          <table:table-cell table:style-name="ce14" table:number-columns-repeated="5"/>
          <table:table-cell/>
        </table:table-row>
        <table:table-row table:style-name="ro6">
          <table:table-cell table:style-name="ce13" office:value-type="string" calcext:value-type="string">
            <text:p>Code état = 'EIMR' </text:p>
          </table:table-cell>
          <table:table-cell table:style-name="ce14" table:number-columns-repeated="5"/>
          <table:table-cell/>
        </table:table-row>
        <table:table-row table:style-name="ro6" table:number-rows-repeated="2">
          <table:table-cell table:style-name="ce14" table:number-columns-repeated="6"/>
          <table:table-cell/>
        </table:table-row>
        <table:table-row table:style-name="ro6">
          <table:table-cell table:style-name="ce13" office:value-type="string" calcext:value-type="string">
            <text:p>Je viens d'alimenter le champ Date limite validité avec la valeur 29991231 et le prospect à été intégré correctement </text:p>
          </table:table-cell>
          <table:table-cell table:style-name="ce14" table:number-columns-repeated="5"/>
          <table:table-cell/>
        </table:table-row>
        <table:table-row table:style-name="ro6">
          <table:table-cell table:style-name="ce14" table:number-columns-repeated="6"/>
          <table:table-cell/>
        </table:table-row>
        <table:table-row table:style-name="ro6">
          <table:table-cell table:style-name="ce13" table:number-columns-repeated="3"/>
          <table:table-cell table:style-name="ce14" table:number-columns-repeated="3"/>
          <table:table-cell/>
        </table:table-row>
        <table:table-row table:style-name="ro6">
          <table:table-cell table:style-name="ce13" office:value-type="string" calcext:value-type="string">
            <text:p>J'ai testé le flux prospect, toutes les corrections apportées sont ok</text:p>
          </table:table-cell>
          <table:table-cell table:style-name="ce13" table:number-columns-repeated="2"/>
          <table:table-cell table:style-name="ce14" table:number-columns-repeated="3"/>
          <table:table-cell/>
        </table:table-row>
        <table:table-row table:style-name="ro6">
          <table:table-cell table:style-name="ce13" table:number-columns-repeated="3"/>
          <table:table-cell table:style-name="ce14" table:number-columns-repeated="3"/>
          <table:table-cell/>
        </table:table-row>
        <table:table-row table:style-name="ro6">
          <table:table-cell table:style-name="ce13" office:value-type="string" calcext:value-type="string">
            <text:p>Je rencontre encore des anos fonctionnelles sur certains champs</text:p>
          </table:table-cell>
          <table:table-cell table:style-name="ce13" table:number-columns-repeated="2"/>
          <table:table-cell table:style-name="ce14" table:number-columns-repeated="3"/>
          <table:table-cell/>
        </table:table-row>
        <table:table-row table:style-name="ro6">
          <table:table-cell table:style-name="ce13" office:value-type="string" calcext:value-type="string">
            <text:p>Il resterait 5 derniers points pour finaliser le sujet :</text:p>
          </table:table-cell>
          <table:table-cell table:style-name="ce13" table:number-columns-repeated="2"/>
          <table:table-cell table:style-name="ce14" table:number-columns-repeated="3"/>
          <table:table-cell/>
        </table:table-row>
        <table:table-row table:style-name="ro6" table:number-rows-repeated="2">
          <table:table-cell table:style-name="ce13" table:number-columns-repeated="3"/>
          <table:table-cell table:style-name="ce14" table:number-columns-repeated="3"/>
          <table:table-cell/>
        </table:table-row>
        <table:table-row table:style-name="ro2">
          <table:table-cell table:style-name="ce10" office:value-type="string" calcext:value-type="string" table:number-columns-spanned="6" table:number-rows-spanned="1">
            <text:p>On tient le bon bout</text:p>
          </table:table-cell>
          <table:covered-table-cell table:number-columns-repeated="5"/>
          <table:table-cell/>
        </table:table-row>
        <table:table-row table:style-name="ro2">
          <table:table-cell table:style-name="ce10" office:value-type="string" calcext:value-type="string" table:number-columns-spanned="6" table:number-rows-spanned="1">
            <text:p>J'ai 90% des prospects du fichier qui ont été intégrés correctement</text:p>
          </table:table-cell>
          <table:covered-table-cell table:number-columns-repeated="5"/>
          <table:table-cell/>
        </table:table-row>
        <table:table-row table:style-name="ro5">
          <table:table-cell table:style-name="ce10" office:value-type="string" calcext:value-type="string" table:number-columns-spanned="6" table:number-rows-spanned="1">
            <text:p>Reste 10 clients qui sont tombés en contrôle fonctionnel pour la même raison (valeur code état incorrecte (PMNC) par rapport au code civilité (004)</text:p>
          </table:table-cell>
          <table:covered-table-cell table:number-columns-repeated="5"/>
          <table:table-cell/>
        </table:table-row>
        <table:table-row table:style-name="ro6">
          <table:table-cell table:style-name="ce12" table:number-columns-spanned="6" table:number-rows-spanned="1"/>
          <table:covered-table-cell table:number-columns-repeated="5"/>
          <table:table-cell/>
        </table:table-row>
        <table:table-row table:style-name="ro2">
          <table:table-cell table:style-name="ce10" office:value-type="string" calcext:value-type="string" table:number-columns-spanned="6" table:number-rows-spanned="1">
            <text:p>Résolution :</text:p>
          </table:table-cell>
          <table:covered-table-cell table:number-columns-repeated="5"/>
          <table:table-cell/>
        </table:table-row>
        <table:table-row table:style-name="ro2">
          <table:table-cell table:style-name="ce10" office:value-type="string" calcext:value-type="string" table:number-columns-spanned="6" table:number-rows-spanned="1">
            <text:p>Dans la RDG que je t'ai communiquée hier, j'ai oublié des cas :</text:p>
          </table:table-cell>
          <table:covered-table-cell table:number-columns-repeated="5"/>
          <table:table-cell/>
        </table:table-row>
        <table:table-row table:style-name="ro6">
          <table:table-cell table:style-name="ce12" table:number-columns-spanned="6" table:number-rows-spanned="1"/>
          <table:covered-table-cell table:number-columns-repeated="5"/>
          <table:table-cell/>
        </table:table-row>
        <table:table-row table:style-name="ro2">
          <table:table-cell table:style-name="ce10" office:value-type="string" calcext:value-type="string" table:number-columns-spanned="6" table:number-rows-spanned="1">
            <text:p>Version initiale :</text:p>
          </table:table-cell>
          <table:covered-table-cell table:number-columns-repeated="5"/>
          <table:table-cell/>
        </table:table-row>
        <table:table-row table:style-name="ro6">
          <table:table-cell table:style-name="ce12" table:number-columns-spanned="6" table:number-rows-spanned="1"/>
          <table:covered-table-cell table:number-columns-repeated="5"/>
          <table:table-cell/>
        </table:table-row>
        <table:table-row table:style-name="ro6">
          <table:table-cell table:style-name="ce12" table:number-columns-spanned="6" table:number-rows-spanned="1"/>
          <table:covered-table-cell table:number-columns-repeated="5"/>
          <table:table-cell/>
        </table:table-row>
        <table:table-row table:style-name="ro5">
          <table:table-cell table:style-name="ce10" office:value-type="string" calcext:value-type="string">
            <text:p>Seq 01</text:p>
          </table:table-cell>
          <table:table-cell table:style-name="ce10" office:value-type="float" office:value="375" calcext:value-type="float">
            <text:p>375</text:p>
          </table:table-cell>
          <table:table-cell table:style-name="ce10" office:value-type="float" office:value="379" calcext:value-type="float">
            <text:p>379</text:p>
          </table:table-cell>
          <table:table-cell table:style-name="ce10" office:value-type="float" office:value="4" calcext:value-type="float">
            <text:p>4</text:p>
          </table:table-cell>
          <table:table-cell table:style-name="ce10" office:value-type="string" calcext:value-type="string">
            <text:p>Code état</text:p>
          </table:table-cell>
          <table:table-cell table:style-name="ce10" office:value-type="string" calcext:value-type="string">
            <text:p>Si code civilité = 005, alors EIMR, 006 alors EIMM, 007 alors EIML, 001 alors 'MR  ', 002 alors 'MME ', 003 alors 'MLLE'</text:p>
          </table:table-cell>
          <table:table-cell/>
        </table:table-row>
        <table:table-row table:style-name="ro6">
          <table:table-cell table:style-name="ce12" table:number-columns-spanned="6" table:number-rows-spanned="1"/>
          <table:covered-table-cell table:number-columns-repeated="5"/>
          <table:table-cell/>
        </table:table-row>
        <table:table-row table:style-name="ro2">
          <table:table-cell table:style-name="ce10" office:value-type="string" calcext:value-type="string" table:number-columns-spanned="6" table:number-rows-spanned="1">
            <text:p>Complément pour finir la RDG :</text:p>
          </table:table-cell>
          <table:covered-table-cell table:number-columns-repeated="5"/>
          <table:table-cell/>
        </table:table-row>
        <table:table-row table:style-name="ro2">
          <table:table-cell table:style-name="ce10" office:value-type="string" calcext:value-type="string" table:number-columns-spanned="6" table:number-rows-spanned="1">
            <text:p>-&gt; Sinon Code état = 'STE '</text:p>
          </table:table-cell>
          <table:covered-table-cell table:number-columns-repeated="5"/>
          <table:table-cell/>
        </table:table-row>
        <table:table-row table:style-name="ro6">
          <table:table-cell table:style-name="ce12" table:number-columns-spanned="6" table:number-rows-spanned="1"/>
          <table:covered-table-cell table:number-columns-repeated="5"/>
          <table:table-cell/>
        </table:table-row>
        <table:table-row table:style-name="ro5">
          <table:table-cell table:style-name="ce10" office:value-type="string" calcext:value-type="string" table:number-columns-spanned="6" table:number-rows-spanned="1">
            <text:p>Sur le sujet MEP, je partage le reste à faire. La priorité N°1 est une intégration du stock de prospects lundi soir 2 juin. Pour le reste, je peux gagner du temps</text:p>
          </table:table-cell>
          <table:covered-table-cell table:number-columns-repeated="5"/>
          <table:table-cell/>
        </table:table-row>
        <table:table-row table:style-name="ro5">
          <table:table-cell table:style-name="ce10" office:value-type="string" calcext:value-type="string" table:number-columns-spanned="6" table:number-rows-spanned="1">
            <text:p>Nous pourrions très bien imaginer par rapport à tes contraintes, ne passer en production dans un premier temps que le stock initial de prospect</text:p>
          </table:table-cell>
          <table:covered-table-cell table:number-columns-repeated="5"/>
          <table:table-cell/>
        </table:table-row>
        <table:table-row table:style-name="ro2">
          <table:table-cell table:style-name="ce10" office:value-type="string" calcext:value-type="string" table:number-columns-spanned="6" table:number-rows-spanned="1">
            <text:p>Par contre, il va falloir prévoir un peu de temps sur les prochains jours pour générer ce fameux fichier </text:p>
          </table:table-cell>
          <table:covered-table-cell table:number-columns-repeated="5"/>
          <table:table-cell/>
        </table:table-row>
        <table:table-row table:style-name="ro6" table:number-rows-repeated="3">
          <table:table-cell table:style-name="ce13" table:number-columns-repeated="3"/>
          <table:table-cell table:style-name="ce14" table:number-columns-repeated="3"/>
          <table:table-cell/>
        </table:table-row>
        <table:table-row table:style-name="ro6">
          <table:table-cell table:style-name="ce13" office:value-type="string" calcext:value-type="string">
            <text:p>SQL dans le fichier référençant les traitements BATCH</text:p>
          </table:table-cell>
          <table:table-cell table:style-name="ce13" table:number-columns-repeated="2"/>
          <table:table-cell table:style-name="ce14" table:number-columns-repeated="3"/>
          <table:table-cell/>
        </table:table-row>
        <table:table-row table:style-name="ro6">
          <table:table-cell table:style-name="ce13" office:value-type="string" calcext:value-type="string">
            <text:p>Select * from ZSAUBAT0</text:p>
          </table:table-cell>
          <table:table-cell table:style-name="ce13" table:number-columns-repeated="2"/>
          <table:table-cell table:style-name="ce14" table:number-columns-repeated="3"/>
          <table:table-cell/>
        </table:table-row>
        <table:table-row table:style-name="ro6">
          <table:table-cell table:style-name="ce13" office:value-type="string" calcext:value-type="string">
            <text:p>Order by SAUBATDAT desc</text:p>
          </table:table-cell>
          <table:table-cell table:style-name="ce13" table:number-columns-repeated="2"/>
          <table:table-cell table:style-name="ce14" table:number-columns-repeated="3"/>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13P0" style:volatile="true">
      <number:number number:decimal-places="0" number:min-integer-digits="1" number:grouping="true"/>
      <number:text> €</number:text>
    </number:number-style>
    <number:number-style style:name="N113">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 €</number:text>
      <style:map style:condition="value()&gt;=0" style:apply-style-name="N117P0"/>
    </number:number-style>
    <number:number-style style:name="N121P0" style:volatile="true">
      <number:text> </number:text>
      <loext:fill-character> </loext:fill-character>
      <number:number number:decimal-places="0" number:min-integer-digits="1" number:grouping="true"/>
      <number:text>    </number:text>
    </number:number-style>
    <number:number-style style:name="N121P1" style:volatile="true">
      <number:text>-</number:text>
      <loext:fill-character> </loext:fill-character>
      <number:number number:decimal-places="0" number:min-integer-digits="1" number:grouping="true"/>
      <number:text>    </number:text>
    </number:number-style>
    <number:number-style style:name="N121P2" style:volatile="true">
      <number:text> </number:text>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number:text> </number:text>
      <loext:fill-character> </loext:fill-character>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number:text>
      <loext:fill-character> </loext:fill-character>
      <number:number number:decimal-places="2" number:min-integer-digits="1" number:grouping="true"/>
      <number:text>    </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loext:fill-character> </loext:fill-character>
      <number:number number:decimal-places="2" number:min-integer-digits="1" number:grouping="true"/>
      <number:text> € </number:text>
    </number:number-style>
    <number:number-style style:name="N133P1" style:volatile="true">
      <number:text>-</number:text>
      <loext:fill-character> </loext:fill-character>
      <number:number number:decimal-places="2" number:min-integer-digits="1" number:grouping="true"/>
      <number:text> € </number:text>
    </number:number-style>
    <number:number-style style:name="N133P2" style:volatile="true">
      <number:text> </number:text>
      <loext:fill-character> </loext:fill-character>
      <number:text>-</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number-style style:name="N138">
      <number:number number:decimal-places="0" number:min-integer-digits="7"/>
    </number:number-style>
    <number:number-style style:name="N139">
      <number:number number:decimal-places="0" number:min-integer-digits="4"/>
    </number:number-style>
    <number:number-style style:name="N140">
      <number:number number:decimal-places="0" number:min-integer-digits="2"/>
    </number:number-style>
    <number:currency-style style:name="N141P0" style:volatile="true">
      <number:number number:decimal-places="2" number:min-integer-digits="1" number:grouping="true"/>
      <number:text> </number:text>
      <number:currency-symbol number:language="fr" number:country="FR">€</number:currency-symbol>
    </number:currency-style>
    <number:currency-style style:name="N14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1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6">00/00/0000</text:date>, <text:time style:data-style-name="N2" text:time-value="16:23:57.93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